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sperC.isTomcat5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sperC.ge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sperC.createMang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sperC.JasperC( JspMangler mang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sperC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asperC.setupJasperComma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